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ip<text:tab/><text:tab/><text:tab/><text:tab/><text:tab/><text:tab/>#units<text:tab/>Cost</text:p>
      <text:p text:style-name="Standard"/>
      <text:p text:style-name="Standard">Carrier<text:tab/><text:tab/><text:tab/><text:tab/><text:tab/><text:tab/>1<text:tab/>125</text:p>
      <text:p text:style-name="Standard"><text:tab/>wings<text:tab/><text:tab/><text:tab/><text:tab/><text:tab/>8<text:tab/>40</text:p>
      <text:p text:style-name="Standard"><text:tab/>Shunt Matrix<text:tab/><text:tab/><text:tab/><text:tab/><text:tab/>20</text:p>
      <text:p text:style-name="Standard"><text:tab/>stealth sys.<text:tab/><text:tab/><text:tab/><text:tab/><text:tab/>10</text:p>
      <text:p text:style-name="Standard"><text:tab/>self repair<text:tab/><text:tab/><text:tab/><text:tab/><text:tab/>10</text:p>
      <text:p text:style-name="Standard"><text:tab/>corrosive<text:tab/><text:tab/><text:tab/><text:tab/><text:tab/>10</text:p>
      <text:p text:style-name="Standard"><text:tab/><text:tab/>Shunt cruiser<text:tab/>2<text:tab/><text:tab/><text:tab/>110</text:p>
      <text:p text:style-name="Standard"><text:tab/><text:tab/><text:tab/>corrosive<text:tab/><text:tab/><text:tab/>10</text:p>
      <text:p text:style-name="Standard"><text:tab/><text:tab/><text:tab/>wings<text:tab/><text:tab/><text:tab/>2<text:tab/>10</text:p>
      <text:p text:style-name="Standard">Destroyer<text:tab/><text:tab/><text:tab/><text:tab/><text:tab/>2<text:tab/>150</text:p>
      <text:p text:style-name="Standard"><text:tab/>Corrosive<text:tab/><text:tab/><text:tab/><text:tab/><text:tab/>10</text:p>
      <text:p text:style-name="Standard">frigate (drone)<text:tab/><text:tab/><text:tab/><text:tab/><text:tab/>2<text:tab/>40</text:p>
      <text:p text:style-name="Standard">Battleship<text:tab/><text:tab/><text:tab/><text:tab/><text:tab/>1<text:tab/>170</text:p>
      <text:p text:style-name="Standard"><text:tab/>PD<text:tab/><text:tab/><text:tab/><text:tab/><text:tab/><text:tab/>5</text:p>
      <text:p text:style-name="Standard"><text:tab/>Stealth System<text:tab/><text:tab/><text:tab/><text:tab/>15</text:p>
      <text:p text:style-name="Standard"><text:tab/>+3 Wings<text:tab/><text:tab/><text:tab/><text:tab/><text:tab/>5</text:p>
      <text:p text:style-name="Standard"><text:tab/>corrosive<text:tab/><text:tab/><text:tab/><text:tab/><text:tab/>15</text:p>
      <text:p text:style-name="Standard"><text:tab/>wings<text:tab/><text:tab/><text:tab/><text:tab/><text:tab/>6<text:tab/>30</text:p>
      <text:p text:style-name="Standard"><text:tab/>Frigate escort<text:tab/>(drone)<text:tab/><text:tab/><text:tab/>2<text:tab/>40<text:tab/></text:p>
      <text:p text:style-name="Standard">Frigate (drone)<text:tab/><text:tab/><text:tab/><text:tab/>2<text:tab/>40</text:p>
      <text:p text:style-name="Standard">dreadnought<text:tab/><text:tab/><text:tab/><text:tab/><text:tab/>1<text:tab/>270</text:p>
      <text:p text:style-name="Standard"><text:tab/>wings<text:tab/>+3<text:tab/><text:tab/><text:tab/><text:tab/><text:tab/>5</text:p>
      <text:p text:style-name="Standard"><text:tab/>stealth systems<text:tab/><text:tab/><text:tab/><text:tab/>15</text:p>
      <text:p text:style-name="Standard"><text:tab/>-1 turn limit<text:tab/><text:tab/><text:tab/><text:tab/><text:tab/>5</text:p>
      <text:p text:style-name="Standard"><text:tab/>corrosive<text:tab/><text:tab/><text:tab/><text:tab/><text:tab/>15</text:p>
      <text:p text:style-name="Standard"><text:tab/>wings<text:tab/><text:tab/><text:tab/><text:tab/><text:tab/>5<text:tab/>25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ezzant</meta:initial-creator>
    <meta:creation-date>2015-07-29T23:57:22</meta:creation-date>
    <dc:date>2015-07-30T00:24:32</dc:date>
    <dc:creator>Justin Bezzant</dc:creator>
    <meta:editing-duration>PT27M10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28" meta:word-count="81" meta:character-count="508"/>
  </office:meta>
</office:document-meta>
</file>